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6cm"/>
    </style:style>
    <style:style style:name="co2" style:family="table-column">
      <style:table-column-properties fo:break-before="auto" style:column-width="4.655cm"/>
    </style:style>
    <style:style style:name="co3" style:family="table-column">
      <style:table-column-properties fo:break-before="auto" style:column-width="5.05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2cm"/>
    </style:style>
    <style:style style:name="co6" style:family="table-column">
      <style:table-column-properties fo:break-before="auto" style:column-width="15.152cm"/>
    </style:style>
    <style:style style:name="co7" style:family="table-column">
      <style:table-column-properties fo:break-before="auto" style:column-width="33.27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aed56"/>
      <style:text-properties fo:color="#000000" style:font-name="Arial" style:font-name-asian="WenQuanYi Micro Hei" style:font-name-complex="Lohit Hindi"/>
    </style:style>
    <style:style style:name="ce4" style:family="table-cell" style:parent-style-name="Default" style:data-style-name="N37">
      <style:table-cell-properties fo:background-color="transparent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48" table:default-cell-style-name="ce2"/>
        <table:table-row table:style-name="ro1">
          <table:table-cell table:style-name="ce1" office:value-type="string">
            <text:p>ORDER</text:p>
          </table:table-cell>
          <table:table-cell table:style-name="ce3" office:value-type="string">
            <text:p>TST_GOODFAMIMPDOC</text:p>
          </table:table-cell>
          <table:table-cell table:style-name="ce1" table:number-columns-repeated="2"/>
          <table:table-cell table:style-name="ce1" office:value-type="string">
            <text:p>tst_title</text:p>
          </table:table-cell>
          <table:table-cell table:style-name="ce1" office:value-type="string">
            <text:p>tst_docid_1</text:p>
          </table:table-cell>
          <table:table-cell table:style-name="ce1" office:value-type="string">
            <text:p>tst_docid_m</text:p>
          </table:table-cell>
          <table:table-cell table:style-name="ce1" office:value-type="string">
            <text:p>tst_docid_x</text:p>
          </table:table-cell>
          <table:table-cell table:style-name="ce1" table:number-columns-repeated="248"/>
        </table:table-row>
        <table:table-row table:style-name="ro1">
          <table:table-cell office:value-type="string">
            <text:p>DOC</text:p>
          </table:table-cell>
          <table:table-cell office:value-type="string">
            <text:p>TST_GOODFAMIMPDOC</text:p>
          </table:table-cell>
          <table:table-cell office:value-type="string">
            <text:p>TST_GOODFAMIMPDOC_1</text:p>
          </table:table-cell>
          <table:table-cell/>
          <table:table-cell office:value-type="string">
            <text:p>No error</text:p>
          </table:table-cell>
          <table:table-cell office:value-type="float" office:value="128">
            <text:p>128</text:p>
          </table:table-cell>
          <table:table-cell office:value-type="string">
            <text:p>127\nIUSER</text:p>
          </table:table-cell>
          <table:table-cell office:value-type="string">
            <text:p>127&lt;BR&gt;IUSER\nIGROUP&lt;BR&gt;128</text:p>
          </table:table-cell>
          <table:table-cell table:number-columns-repeated="248"/>
        </table:table-row>
        <table:table-row table:style-name="ro1">
          <table:table-cell office:value-type="string">
            <text:p>DOC</text:p>
          </table:table-cell>
          <table:table-cell office:value-type="string">
            <text:p>TST_GOODFAMIMPDOC</text:p>
          </table:table-cell>
          <table:table-cell office:value-type="string">
            <text:p>TST_GOODFAMIMPDOC_2</text:p>
          </table:table-cell>
          <table:table-cell/>
          <table:table-cell table:style-name="ce4" office:value-type="string">
            <text:p>No error</text:p>
          </table:table-cell>
          <table:table-cell office:value-type="string">
            <text:p>TST_GOODFAMIMPDOC_1</text:p>
          </table:table-cell>
          <table:table-cell office:value-type="string">
            <text:p>TST_GOODFAMIMPDOC_1\nTST_GOODFAMIMPDOC_1\nTST_GOODFAMIMPDOC_1</text:p>
          </table:table-cell>
          <table:table-cell office:value-type="string">
            <text:p>TST_GOODFAMIMPDOC_1&lt;BR&gt;TST_GOODFAMIMPDOC_1&lt;BR&gt;TST_GOODFAMIMPDOC_1\nTST_GOODFAMIMPDOC_1&lt;BR&gt;TST_GOODFAMIMPDOC_1&lt;BR&gt;TST_GOODFAMIMPDOC_1</text:p>
          </table:table-cell>
          <table:table-cell table:number-columns-repeated="248"/>
        </table:table-row>
        <table:table-row table:style-name="ro1">
          <table:table-cell office:value-type="string">
            <text:p>DOC</text:p>
          </table:table-cell>
          <table:table-cell office:value-type="string">
            <text:p>TST_GOODFAMIMPDOC</text:p>
          </table:table-cell>
          <table:table-cell office:value-type="string">
            <text:p>TST_GOODFAMIMPDOC_3</text:p>
          </table:table-cell>
          <table:table-cell/>
          <table:table-cell office:value-type="string">
            <text:p>This one should throw an error</text:p>
          </table:table-cell>
          <table:table-cell office:value-type="string">
            <text:p>TST_GOODFAMIMPDOC_4</text:p>
          </table:table-cell>
          <table:table-cell office:value-type="string">
            <text:p>TST_GOODFAMIMPDOC_1\nTST_GOODFAMIMPDOC_4\nTST_GOODFAMIMPDOC_1</text:p>
          </table:table-cell>
          <table:table-cell office:value-type="string">
            <text:p>TST_GOODFAMIMPDOC_1&lt;BR&gt;TST_GOODFAMIMPDOC_4&lt;BR&gt;TST_GOODFAMIMPDOC_1\nTST_GOODFAMIMPDOC_1&lt;BR&gt;TST_GOODFAMIMPDOC_4&lt;BR&gt;TST_GOODFAMIMPDOC_1</text:p>
          </table:table-cell>
          <table:table-cell table:number-columns-repeated="248"/>
        </table:table-row>
        <table:table-row table:style-name="ro1">
          <table:table-cell office:value-type="string">
            <text:p>DOC</text:p>
          </table:table-cell>
          <table:table-cell office:value-type="string">
            <text:p>TST_GOODFAMIMPDOC</text:p>
          </table:table-cell>
          <table:table-cell office:value-type="string">
            <text:p>TST_GOODFAMIMPDOC_4</text:p>
          </table:table-cell>
          <table:table-cell/>
          <table:table-cell office:value-type="string">
            <text:p>No error</text:p>
          </table:table-cell>
          <table:table-cell office:value-type="string">
            <text:p>TST_GOODFAMIMPDOC_3</text:p>
          </table:table-cell>
          <table:table-cell office:value-type="string">
            <text:p>TST_GOODFAMIMPDOC_1\nTST_GOODFAMIMPDOC_3\nTST_GOODFAMIMPDOC_1</text:p>
          </table:table-cell>
          <table:table-cell office:value-type="string">
            <text:p>TST_GOODFAMIMPDOC_1&lt;BR&gt;TST_GOODFAMIMPDOC_3&lt;BR&gt;TST_GOODFAMIMPDOC_1\nTST_GOODFAMIMPDOC_1&lt;BR&gt;TST_GOODFAMIMPDOC_3&lt;BR&gt;TST_GOODFAMIMPDOC_1</text:p>
          </table:table-cell>
          <table:table-cell table:number-columns-repeated="248"/>
        </table:table-row>
        <table:table-row table:style-name="ro2" table:number-rows-repeated="16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2-01-13T16:38:31</meta:creation-date>
    <meta:generator>LibreOffice/3.5$Linux_X86_64 LibreOffice_project/350m1$Build-2</meta:generator>
    <dc:date>2015-04-09T11:53:06</dc:date>
    <dc:creator>Jérôme Augé</dc:creator>
    <meta:editing-duration>P1DT35M12S</meta:editing-duration>
    <meta:editing-cycles>29</meta:editing-cycles>
    <meta:document-statistic meta:table-count="1" meta:cell-count="34" meta:object-count="0"/>
  </office:meta>
</office:document-meta>
</file>